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20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6205165567047243080"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9029444949489823673"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931694074361510873"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4099920463188944711"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01437040785973090"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488504962076827495"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4304143476585380356"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396677369673370130"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29570102" text:continue-list="list4304143476585380356"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736022140086028268"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558460"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587314"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9583541"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9562605"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581751"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7272385235546204004"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1180040804159832262"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59632371324355622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568768" text:continue-numbering="true" text:style-name="L12">
        <text:list-item>
          <text:list>
            <text:list-header>
              <text:p text:style-name="P204">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811226164994115582"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0275297766196915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770680906909618426" text:style-name="L15">
        <text:list-item>
          <text:list>
            <text:list-header>
              <text:p text:style-name="P172">1.5 miles averaging about 9:40/mile and rest 1 min</text:p>
            </text:list-header>
          </text:list>
        </text:list-item>
      </text:list>
      <text:p text:style-name="P23">1 mile in 8:26 and rest 2 min</text:p>
      <text:list xml:id="list8283202370622198856"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254780773226595414"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587148"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491677566241340285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78829947934802716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3343301124030500165"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29568597" text:continue-list="list7788299479348027168" text:style-name="L19">
        <text:list-item>
          <text:list>
            <text:list-header>
              <text:p text:style-name="P176">(Pace*HR)=1240</text:p>
            </text:list-header>
          </text:list>
        </text:list-item>
      </text:list>
      <text:list xml:id="list29575634" text:continue-list="list4916775662413402851" text:style-name="L18">
        <text:list-item>
          <text:list>
            <text:list-header>
              <text:p text:style-name="P175">2 miles at 10:46/mile Ave HR= 121 bpm and rest a few minutes</text:p>
            </text:list-header>
          </text:list>
        </text:list-item>
      </text:list>
      <text:list xml:id="list29566416" text:continue-list="list2956859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958347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23107038085825943"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466172565120771624"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409129558411493384"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776627621021446452" text:style-name="L24">
        <text:list-item>
          <text:p text:style-name="P202">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909677667270944140"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130480136381442138"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9570795"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588051"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93494646511519174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50953162435417280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6028405064562697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169401493981875147"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005220011036068768"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6979692279804229956" text:style-name="L32">
        <text:list-item>
          <text:list>
            <text:list-header>
              <text:p text:style-name="P186">0.25 miles in 2:54</text:p>
              <text:p text:style-name="P186">1 mile in 9:21 going faster as I ran and ending at around 8:30 pace</text:p>
            </text:list-header>
          </text:list>
        </text:list-item>
      </text:list>
      <text:list xml:id="list938979261781568513"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1750274894101703383"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4471160768067466912"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3.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 </text:p>
      <text:p text:style-name="P91"/>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9085342590577286810" text:style-name="L36">
        <text:list-item>
          <text:list>
            <text:list-header>
              <text:p text:style-name="P194"><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22T09:32:20.68</dc:date>
    <dc:creator>James Lombardi</dc:creator>
    <meta:editing-duration>P22DT20H23M29S</meta:editing-duration>
    <meta:editing-cycles>1841</meta:editing-cycles>
    <meta:generator>OpenOffice/4.1.2$Win32 OpenOffice.org_project/412m3$Build-9782</meta:generator>
    <meta:document-statistic meta:table-count="0" meta:image-count="9" meta:object-count="0" meta:page-count="185" meta:paragraph-count="5354" meta:word-count="57652" meta:character-count="295645"/>
  </office:meta>
</office:document-meta>
</file>